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6.75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9.294cm"/>
    </style:style>
    <style:style style:name="co6" style:family="table-column">
      <style:table-column-properties fo:break-before="auto" style:column-width="0.818cm"/>
    </style:style>
    <style:style style:name="co7" style:family="table-column">
      <style:table-column-properties fo:break-before="auto" style:column-width="0.928cm"/>
    </style:style>
    <style:style style:name="co8" style:family="table-column">
      <style:table-column-properties fo:break-before="auto" style:column-width="0.847cm"/>
    </style:style>
    <style:style style:name="co9" style:family="table-column">
      <style:table-column-properties fo:break-before="auto" style:column-width="8.0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815cm" fo:break-before="auto" style:use-optimal-row-height="false"/>
    </style:style>
    <style:style style:name="ro8" style:family="table-row">
      <style:table-row-properties style:row-height="1.658cm" fo:break-before="auto" style:use-optimal-row-height="false"/>
    </style:style>
    <style:style style:name="ro9" style:family="table-row">
      <style:table-row-properties style:row-height="1.526cm" fo:break-before="auto" style:use-optimal-row-height="fals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1.579cm" fo:break-before="auto" style:use-optimal-row-height="false"/>
    </style:style>
    <style:style style:name="ro12" style:family="table-row">
      <style:table-row-properties style:row-height="1.473cm" fo:break-before="auto" style:use-optimal-row-height="false"/>
    </style:style>
    <style:style style:name="ro1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"/>
    <style:style style:name="ce6" style:family="table-cell" style:parent-style-name="Default">
      <style:table-cell-properties fo:wrap-option="wrap" style:vertical-align="top"/>
      <style:text-properties fo:hyphenate="true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Ok&quot;" style:apply-style-name="Excel_5f_CondFormat_5f_1_5f_1_5f_3" style:base-cell-address="Sheet3.D9"/>
      <style:map style:condition="cell-content()=&quot;Failed&quot;" style:apply-style-name="Excel_5f_CondFormat_5f_1_5f_1_5f_1" style:base-cell-address="Sheet3.D9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ff0000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0000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>
      <style:table-cell-properties fo:border-bottom="none" fo:background-color="#ff0000" fo:border-left="none" fo:border-right="0.002cm solid #000000" fo:border-top="0.002cm solid #000000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Not Done&quot;;&quot;Ok&quot;;&quot;Failed&quot;)" table:allow-empty-cell="true" table:display-list="unsorted" table:base-cell-address="Sheet3.D10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CCP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1" table:number-columns-repeated="1015" table:default-cell-style-name="ce2"/>
        <table:table-row table:style-name="ro1">
          <table:table-cell table:style-name="Default" office:value-type="string">
            <text:p>SCCP Tests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>
            <text:p>Nbre de tests</text:p>
          </table:table-cell>
          <table:table-cell table:style-name="Default" table:formula="of:=SUM([.A10:.A40])" office:value-type="float" office:value="23">
            <text:p>23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Nbre Ok</text:p>
          </table:table-cell>
          <table:table-cell table:style-name="Default" table:formula="of:=SUM([.F10:.F44])" office:value-type="float" office:value="0">
            <text:p>0</text:p>
          </table:table-cell>
          <table:table-cell table:style-name="ce5" table:formula="of:=[.B4]/[.B3]" office:value-type="percentage" office:value="0">
            <text:p>0%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" office:value-type="string">
            <text:p>Numéro</text:p>
          </table:table-cell>
          <table:table-cell table:style-name="ce1" office:value-type="string">
            <text:p>Description du test</text:p>
          </table:table-cell>
          <table:table-cell table:style-name="ce1" office:value-type="string">
            <text:p>Resultat Attendu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marque</text:p>
          </table:table-cell>
          <table:table-cell table:style-name="ce1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1" office:value-type="string">
            <text:p>Provisioning</text:p>
          </table:table-cell>
          <table:table-cell table:style-name="Default" table:number-columns-repeated="1022"/>
        </table:table-row>
        <table:table-row table:style-name="ro2">
          <table:table-cell table:formula="of:=IF([.B10]&lt;&gt;&quot;&quot;;1;0)" office:value-type="float" office:value="1">
            <text:p>1</text:p>
          </table:table-cell>
          <table:table-cell office:value-type="string">
            <text:p>Premier boot, la phase upgrading doit aller au bout</text:p>
          </table:table-cell>
          <table:table-cell office:value-type="string">
            <text:p>Passage en “hotline”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0]=&quot;Ok&quot;;1;0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formula="of:=IF([.B11]&lt;&gt;&quot;&quot;;1;0)" office:value-type="float" office:value="1">
            <text:p>1</text:p>
          </table:table-cell>
          <table:table-cell office:value-type="string">
            <text:p>Poste sortie d'usine</text:p>
            <text:p>- Code appro =&gt; poste provisionné </text:p>
          </table:table-cell>
          <table:table-cell office:value-type="string">
            <text:p>L'appel est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1]=&quot;Ok&quot;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formula="of:=IF([.B12]&lt;&gt;&quot;&quot;;1;0)" office:value-type="float" office:value="1">
            <text:p>1</text:p>
          </table:table-cell>
          <table:table-cell office:value-type="string">
            <text:p>Provisioning a partir de l'interface web</text:p>
            <text:p>- entrer <text:a xlink:href="mailto:l'@Mac">l'@Mac</text:a> en mode approvisionner</text:p>
          </table:table-cell>
          <table:table-cell office:value-type="string">
            <text:p>L'appel est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2]=&quot;Ok&quot;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formula="of:=IF([.B13]&lt;&gt;&quot;&quot;;1;0)" office:value-type="float" office:value="1">
            <text:p>1</text:p>
          </table:table-cell>
          <table:table-cell office:value-type="string">
            <text:p>Initialisation d'un poste à partir du poste</text:p>
            <text:p>- Entere *guest sur le poste</text:p>
          </table:table-cell>
          <table:table-cell office:value-type="string">
            <text:p>Le poste repasse en hotlin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3]=&quot;Ok&quot;;1;0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formula="of:=IF([.B14]&lt;&gt;&quot;&quot;;1;0)" office:value-type="float" office:value="1">
            <text:p>1</text:p>
          </table:table-cell>
          <table:table-cell office:value-type="string">
            <text:p>Init d'un poste à partir de l'interface web</text:p>
            <text:p>- Passer le poste en init puis sauvegarder</text:p>
          </table:table-cell>
          <table:table-cell office:value-type="string">
            <text:p>Le poste repasse en hotlin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4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>
            <text:p>Reboot d'un poste</text:p>
          </table:table-cell>
          <table:table-cell table:style-name="ce7"/>
          <table:table-cell table:style-name="Default" table:number-columns-repeated="1021"/>
        </table:table-row>
        <table:table-row table:style-name="ro2">
          <table:table-cell table:formula="of:=IF([.B16]&lt;&gt;&quot;&quot;;1;0)" office:value-type="float" office:value="1">
            <text:p>1</text:p>
          </table:table-cell>
          <table:table-cell office:value-type="string">
            <text:p>Débrancher l'alim secteur ou POE</text:p>
            <text:p>Rebrancher</text:p>
          </table:table-cell>
          <table:table-cell office:value-type="string">
            <text:p>Le poste revient dans l'état avant de débrancher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6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>
            <text:p>Gestion des appels</text:p>
          </table:table-cell>
          <table:table-cell table:style-name="Default" table:number-columns-repeated="1022"/>
        </table:table-row>
        <table:table-row table:style-name="ro5">
          <table:table-cell table:formula="of:=IF([.B18]&lt;&gt;&quot;&quot;;1;0)" office:value-type="float" office:value="1">
            <text:p>1</text:p>
          </table:table-cell>
          <table:table-cell office:value-type="string">
            <text:p>Cisco SCCP appelle SI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18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19]&lt;&gt;&quot;&quot;;1;0)" office:value-type="float" office:value="1">
            <text:p>1</text:p>
          </table:table-cell>
          <table:table-cell office:value-type="string">
            <text:p>Poste SI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19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20]&lt;&gt;&quot;&quot;;1;0)" office:value-type="float" office:value="1">
            <text:p>1</text:p>
          </table:table-cell>
          <table:table-cell office:value-type="string">
            <text:p>Poste SCC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0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21]&lt;&gt;&quot;&quot;;1;0)" office:value-type="float" office:value="1">
            <text:p>1</text:p>
          </table:table-cell>
          <table:table-cell office:value-type="string">
            <text:p>Trunk IAX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1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22]&lt;&gt;&quot;&quot;;1;0)" office:value-type="float" office:value="1">
            <text:p>1</text:p>
          </table:table-cell>
          <table:table-cell office:value-type="string">
            <text:p>Trunk SI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2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23]&lt;&gt;&quot;&quot;;1;0)" office:value-type="float" office:value="1">
            <text:p>1</text:p>
          </table:table-cell>
          <table:table-cell office:value-type="string">
            <text:p>Appel sortant a travers trunk SI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3]=&quot;Ok&quot;;1;0)" office:value-type="float" office:value="0">
            <text:p>0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4" office:value-type="string">
            <text:p>Xfer sur numéro invalide</text:p>
          </table:table-cell>
          <table:table-cell table:style-name="Default" table:number-columns-repeated="1022"/>
        </table:table-row>
        <table:table-row table:style-name="ro7">
          <table:table-cell table:formula="of:=IF([.B25]&lt;&gt;&quot;&quot;;1;0)" office:value-type="float" office:value="1">
            <text:p>1</text:p>
          </table:table-cell>
          <table:table-cell office:value-type="string">
            <text:p>Appel arrivée sur Cisco 1</text:p>
            <text:p>- Xfer vers numéro invalide</text:p>
            <text:p>- Reprendre l'Appel</text:p>
            <text:p>- Raccrocher l'appel principal</text:p>
          </table:table-cell>
          <table:table-cell office:value-type="string">
            <text:p>L'appel vers le poste ciso est toujours possible (pas de channel bloqués)</text:p>
            <text:p>Faire un sccp show channels en conso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5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>
            <text:p>Renvois d'appels</text:p>
          </table:table-cell>
          <table:table-cell table:style-name="Default" table:number-columns-repeated="1022"/>
        </table:table-row>
        <table:table-row table:style-name="ro8">
          <table:table-cell table:formula="of:=IF([.B27]&lt;&gt;&quot;&quot;;1;0)" office:value-type="float" office:value="1">
            <text:p>1</text:p>
          </table:table-cell>
          <table:table-cell office:value-type="string">
            <text:p>Affichage et notification du renvoi</text:p>
            <text:p>- Activation du renvoi</text:p>
            <text:p>- Desactivation du renvoi</text:p>
          </table:table-cell>
          <table:table-cell office:value-type="string">
            <text:p>Activation du renvoi et desactivation avec les touches cisco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7]=&quot;Ok&quot;;1;0)" office:value-type="float" office:value="0">
            <text:p>0</text:p>
          </table:table-cell>
          <table:table-cell table:number-columns-repeated="1018"/>
        </table:table-row>
        <table:table-row table:style-name="ro9">
          <table:table-cell table:formula="of:=IF([.B28]&lt;&gt;&quot;&quot;;1;0)" office:value-type="float" office:value="1">
            <text:p>1</text:p>
          </table:table-cell>
          <table:table-cell office:value-type="string">
            <text:p>Renvoi vers un poste SIP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8]=&quot;Ok&quot;;1;0)" office:value-type="float" office:value="0">
            <text:p>0</text:p>
          </table:table-cell>
          <table:table-cell table:number-columns-repeated="1018"/>
        </table:table-row>
        <table:table-row table:style-name="ro10">
          <table:table-cell table:formula="of:=IF([.B29]&lt;&gt;&quot;&quot;;1;0)" office:value-type="float" office:value="1">
            <text:p>1</text:p>
          </table:table-cell>
          <table:table-cell office:value-type="string">
            <text:p>Renvoi vers un poste SCCP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9]=&quot;Ok&quot;;1;0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formula="of:=IF([.B30]&lt;&gt;&quot;&quot;;1;0)" office:value-type="float" office:value="1">
            <text:p>1</text:p>
          </table:table-cell>
          <table:table-cell office:value-type="string">
            <text:p>Renvoi vers un poste Externe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30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string">
            <text:p>Xivo Client</text:p>
          </table:table-cell>
          <table:table-cell table:style-name="Default" table:number-columns-repeated="1022"/>
        </table:table-row>
        <table:table-row table:style-name="ro12">
          <table:table-cell table:formula="of:=IF([.B32]&lt;&gt;&quot;&quot;;1;0)" office:value-type="float" office:value="1">
            <text:p>1</text:p>
          </table:table-cell>
          <table:table-cell office:value-type="string">
            <text:p>Click to Call vers SIP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D32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33]&lt;&gt;&quot;&quot;;1;0)" office:value-type="float" office:value="1">
            <text:p>1</text:p>
          </table:table-cell>
          <table:table-cell office:value-type="string">
            <text:p>Click to Call vers SCCP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D33]=&quot;Ok&quot;;1;0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formula="of:=IF([.B34]&lt;&gt;&quot;&quot;;1;0)" office:value-type="float" office:value="1">
            <text:p>1</text:p>
          </table:table-cell>
          <table:table-cell office:value-type="string">
            <text:p>Click to Call vers Numéro Externe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D34]=&quot;Ok&quot;;1;0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formula="of:=IF([.B35]&lt;&gt;&quot;&quot;;1;0)" office:value-type="float" office:value="1">
            <text:p>1</text:p>
          </table:table-cell>
          <table:table-cell office:value-type="string">
            <text:p>Click to Call vers SCCP non registered</text:p>
            <text:p>- Hold</text:p>
            <text:p>- Xfer</text:p>
          </table:table-cell>
          <table:table-cell/>
          <table:table-cell table:content-validation-name="val1" office:value-type="string">
            <text:p>Not Done</text:p>
          </table:table-cell>
          <table:table-cell/>
          <table:table-cell table:formula="of:=IF([.D35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 office:value-type="string">
            <text:p>Groupe d'interception d'appel</text:p>
          </table:table-cell>
          <table:table-cell table:style-name="Default" table:number-columns-repeated="1022"/>
        </table:table-row>
        <table:table-row table:style-name="ro11">
          <table:table-cell table:formula="of:=IF([.B37]&lt;&gt;&quot;&quot;;1;0)" office:value-type="float" office:value="1">
            <text:p>1</text:p>
          </table:table-cell>
          <table:table-cell office:value-type="string">
            <text:p>SCCP1 &amp; SCCP2 membre d'un groupe</text:p>
            <text:p>- Appel vers le groupe</text:p>
            <text:p>- SCCP1 Décroche</text:p>
          </table:table-cell>
          <table:table-cell office:value-type="string">
            <text:p>SCCP1 &amp; SCCP2 sonnent</text:p>
            <text:p>- Hold et xFer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37]=&quot;Ok&quot;;1;0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formula="of:=IF([.B38]&lt;&gt;&quot;&quot;;1;0)" office:value-type="float" office:value="1">
            <text:p>1</text:p>
          </table:table-cell>
          <table:table-cell office:value-type="string">
            <text:p>SCCP1 &amp; SCCP2 membre d'un groupe</text:p>
            <text:p>- Appel vers SCCP1</text:p>
            <text:p>- SCCP2 compose *8 pour intercepter</text:p>
          </table:table-cell>
          <table:table-cell office:value-type="string">
            <text:p>SCCP2 en relation avec l'appelant</text:p>
            <text:p>- Hold et xFer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38]=&quot;Ok&quot;;1;0)" office:value-type="float" office:value="0">
            <text:p>0</text:p>
          </table:table-cell>
          <table:table-cell table:number-columns-repeated="1018"/>
        </table:table-row>
      </table:table>
      <table:table table:name="Files d'attentes - Diversion" table:style-name="ta1" table:print="false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3">
          <table:table-cell table:style-name="ce9" office:value-type="string" table:number-columns-spanned="5" table:number-rows-spanned="1">
            <text:p>Files d'attentes – Diversion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office:value-type="string">
            <text:p>Version:</text:p>
          </table:table-cell>
          <table:table-cell table:style-name="ce14" office:value-type="string">
            <text:p>1.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bre de tests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Nbre Ok</text:p>
          </table:table-cell>
          <table:table-cell table:formula="of:=SUM([.F57:.F65])" office:value-type="float" office:value="0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Services &gt; IPBX &gt; Centre de contacts &gt; Files d'atten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PRÉ-REQUIS GLOBAL</text:p>
          </table:table-cell>
          <table:table-cell table:style-name="ce15"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1"/>
          <table:table-cell office:value-type="string">
            <text:p><text:s/>- une file d'attente <text:span text:style-name="T1">queue1</text:span>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12"/>
          <table:table-cell table:style-name="ce16" office:value-type="string">
            <text:p><text:s/>- 3 agents <text:span text:style-name="T1">A1</text:span>, <text:span text:style-name="T1">A2</text:span> et <text:span text:style-name="T1">A3 </text:span><text:span text:style-name="T2">loggés dans cette file d'attente</text:span></text:p>
          </table:table-cell>
          <table:table-cell table:style-name="ce16" table:number-columns-repeated="2"/>
          <table:table-cell table:style-name="ce2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Numéro</text:p>
          </table:table-cell>
          <table:table-cell table:style-name="ce1" office:value-type="string">
            <text:p>Description du test</text:p>
          </table:table-cell>
          <table:table-cell table:style-name="ce1" office:value-type="string">
            <text:p>Resultat Attendu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marque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1" office:value-type="string">
            <text:p>Diversion sur présence de statu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A1 et A2 ont le status «available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A3 a le status «away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configurer la diversion «sur présence d'un ou plusieurs status CTI» avec: status = «away», nombre d'agents &gt;= 2, destination = Fin d'appel/Raccroch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A1 a le status «available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A2 et A3 ont le status «away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configurer la diversion «sur présence d'un ou plusieurs status CTI» avec: status = «away», nombre d'agents &gt;= 2, destination = Fin d'appel/Raccroch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'appel est raccroché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version sur absence de status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A1 et A2 ont le status «available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A3 a le status «away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configurer la diversion «sur absence d'un ou plusieurs status CTI» avec: status = «away», nombre d'agents &lt;= 1, destination = Fin d'appel/Raccroch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'appel est raccroché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A1 a le status «available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A2 et A3 ont le status «away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configurer la diversion «sur absence d'un ou plusieurs status CTI» avec: status = «away», nombre d'agents &lt;= 1, destination = Fin d'appel/Raccroch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Diversion sur dépassement du seuil d'attente estimé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configurer la diversion «sur dépassement du temps d'attente estimé avec: seuil = 30 secondes, estination = Fin d'appel/Raccroch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des appels sur la file d'attente et laisser sonner jusqu'a ce que le temps d'attente estimé soit &gt; à 30 second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3"/>(on peut vérifier sa valeur avec la commande <text:span text:style-name="T1">queue show file1</text:span><text:span text:style-name="T2"> dans la CLI asterisk)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1er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(ne pas décrocher avant 30s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string">
            <text:p><text:s/>- même configuration que le test 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l'appel du test 5 est toujours en lign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2d appel sur la file d'attente</text:p>
          </table:table-cell>
          <table:table-cell office:value-type="string">
            <text:p>l'appel est raccroché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raccrocher les appels en cou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des appels les uns après les autres jusqu'à ce que le temps d'attente estimé soit &lt; à 30 second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version sur ratio appels en attente / agents disponibles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mettre un ratio de <text:span text:style-name="T3">50%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régler la destination à <text:span text:style-name="T3">Fin d'appel/Raccrocher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un 1er appel décroché par A1, le garder en lig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2d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mettre un ratio de <text:span text:style-name="T3">50%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régler la destination à <text:span text:style-name="T3">Fin d'appel/Raccrocher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un 1er appel décroché par A1, le garder en lig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un 2d appel décroché par A2, le garder en lig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3ème appel sur la file d'attente</text:p>
          </table:table-cell>
          <table:table-cell office:value-type="string">
            <text:p>l'appel est raccroché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$</number:text>
      <number:number number:decimal-places="0" number:min-integer-digits="1" number:grouping="true"/>
    </number:number-style>
    <number:number-style style:name="N158P0" style:volatile="true">
      <number:text>$</number:text>
      <number:number number:decimal-places="0" number:min-integer-digits="1" number:grouping="true"/>
    </number:number-style>
    <number:number-style style:name="N158">
      <number:text>-$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0" number:min-integer-digits="1" number:grouping="true"/>
    </number:number-style>
    <number:number-style style:name="N159">
      <style:text-properties fo:color="#ff0000"/>
      <number:text>-$</number:text>
      <number:number number:decimal-places="0" number:min-integer-digits="1" number:grouping="true"/>
      <style:map style:condition="value()&gt;=0" style:apply-style-name="N159P0"/>
    </number:number-style>
    <number:number-style style:name="N160">
      <number:text>$</number:text>
      <number:number number:decimal-places="2" number:min-integer-digits="1" number:grouping="true"/>
    </number:number-style>
    <number:number-style style:name="N161P0" style:volatile="true">
      <number:text>$</number:text>
      <number:number number:decimal-places="2" number:min-integer-digits="1" number:grouping="true"/>
    </number:number-style>
    <number:number-style style:name="N161">
      <number:text>-$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</number:number-style>
    <number:number-style style:name="N162">
      <style:text-properties fo:color="#ff0000"/>
      <number:text>-$</number:text>
      <number:number number:decimal-places="2" number:min-integer-digits="1" number:grouping="true"/>
      <style:map style:condition="value()&gt;=0" style:apply-style-name="N162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-$</number:text>
      <number:number number:decimal-places="2" number:min-integer-digits="1" number:grouping="true"/>
      <number:text> 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text> $</number:text>
      <number:number number:decimal-places="1" number:min-integer-digits="1" number:grouping="true"/>
      <number:text> </number:text>
    </number:number-style>
    <number:number-style style:name="N173P1" style:volatile="true">
      <number:text>-$</number:text>
      <number:number number:decimal-places="1" number:min-integer-digits="1" number:grouping="true"/>
      <number:text> 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-$</number:text>
      <number:number number:decimal-places="0" number:min-integer-digits="1" number:grouping="true"/>
      <number:text> </number:text>
    </number:number-style>
    <number:number-style style:name="N174P2" style:volatile="true">
      <number:text> $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-</number:text>
      <number:number number:decimal-places="0" number:min-integer-digits="1" number:grouping="true"/>
      <number:text> </number:text>
      <style:map style:condition="value()&gt;=0" style:apply-style-name="N175P0"/>
    </number:number-style>
    <number:number-style style:name="N176">
      <number:number number:decimal-places="1" number:min-integer-digits="1"/>
    </number:number-style>
    <number:time-style style:name="N177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77">
      <number:text-content/>
      <style:map style:condition="value()&gt;=0" style:apply-style-name="N177P0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date-style style:name="N186">
      <number:month number:textual="true"/>
      <number:text>-</number:text>
      <number:year number:style="long"/>
    </number:date-style>
    <number:currency-style style:name="N18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7P0"/>
    </number:currency-style>
    <number:percentage-style style:name="N188">
      <number:number number:decimal-places="3" number:min-integer-digits="1"/>
      <number:text>%</number:text>
    </number:percentage-style>
    <number:percentage-style style:name="N189">
      <number:number number:decimal-places="1" number:min-integer-digits="1"/>
      <number:text>%</number:text>
    </number:percentag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1_5f_2" style:display-name="Excel_CondFormat_1_1_2" style:family="table-cell" style:parent-style-name="Default">
      <style:table-cell-properties fo:background-color="#ff6309"/>
    </style:style>
    <style:style style:name="Excel_5f_CondFormat_5f_1_5f_1_5f_3" style:display-name="Excel_CondFormat_1_1_3" style:family="table-cell" style:parent-style-name="Default">
      <style:table-cell-properties fo:background-color="#3399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4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-Yves LEBLEU</meta:initial-creator>
    <meta:creation-date>2011-05-27T19:22:19</meta:creation-date>
    <dc:date>2011-06-24T14:49:21</dc:date>
    <meta:editing-duration>PT5H10M46S</meta:editing-duration>
    <meta:editing-cycles>23</meta:editing-cycles>
    <meta:generator>LibreOffice/3.3$Linux LibreOffice_project/330m19$Build-301</meta:generator>
    <meta:document-statistic meta:table-count="4" meta:cell-count="221" meta:object-count="0"/>
  </office:meta>
</office:document-meta>
</file>